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Calcul d’optimisation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ile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wall</text:p>
          </table:table-cell>
          <table:table-cell/>
        </table:table-row>
        <table:table-row table:style-name="ro1">
          <table:table-cell office:value-type="string" calcext:value-type="string">
            <text:p>timestab</text:p>
          </table:table-cell>
          <table:table-cell/>
          <table:table-cell office:value-type="float" office:value="1636.98" calcext:value-type="float">
            <text:p>1636,98</text:p>
          </table:table-cell>
          <table:table-cell office:value-type="float" office:value="2027.47" calcext:value-type="float">
            <text:p>2027,47</text:p>
          </table:table-cell>
          <table:table-cell office:value-type="float" office:value="1025.48" calcext:value-type="float">
            <text:p>1025,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nline</text:p>
          </table:table-cell>
          <table:table-cell office:value-type="float" office:value="1689.03" calcext:value-type="float">
            <text:p>1689,03</text:p>
          </table:table-cell>
          <table:table-cell office:value-type="float" office:value="1703.14" calcext:value-type="float">
            <text:p>1703,14</text:p>
          </table:table-cell>
          <table:table-cell office:value-type="float" office:value="933.35" calcext:value-type="float">
            <text:p>933,3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iewers slmt fin</text:p>
          </table:table-cell>
          <table:table-cell office:value-type="float" office:value="1725.53" calcext:value-type="float">
            <text:p>1725,53</text:p>
          </table:table-cell>
          <table:table-cell office:value-type="float" office:value="1563.49" calcext:value-type="float">
            <text:p>1563,49</text:p>
          </table:table-cell>
          <table:table-cell office:value-type="float" office:value="888.38" calcext:value-type="float">
            <text:p>888,3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15.38" calcext:value-type="float">
            <text:p>1715,38</text:p>
          </table:table-cell>
          <table:table-cell office:value-type="float" office:value="1342.26" calcext:value-type="float">
            <text:p>1342,26</text:p>
          </table:table-cell>
          <table:table-cell office:value-type="float" office:value="790.61" calcext:value-type="float">
            <text:p>790,6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GS solver</text:p>
          </table:table-cell>
          <table:table-cell table:number-columns-repeated="3"/>
          <table:table-cell office:value-type="string" calcext:value-type="string">
            <text:p>ne marche pas</text:p>
          </table:table-cell>
        </table:table-row>
        <table:table-row table:style-name="ro1">
          <table:table-cell/>
          <table:table-cell office:value-type="string" calcext:value-type="string">
            <text:p>GMRES</text:p>
          </table:table-cell>
          <table:table-cell office:value-type="float" office:value="56.21" calcext:value-type="float">
            <text:p>56,21</text:p>
          </table:table-cell>
          <table:table-cell office:value-type="float" office:value="66.03" calcext:value-type="float">
            <text:p>66,03</text:p>
          </table:table-cell>
          <table:table-cell office:value-type="float" office:value="44.95" calcext:value-type="float">
            <text:p>44,9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mooth beginning</text:p>
          </table:table-cell>
          <table:table-cell office:value-type="float" office:value="144.87" calcext:value-type="float">
            <text:p>144,87</text:p>
          </table:table-cell>
          <table:table-cell office:value-type="float" office:value="160.38" calcext:value-type="float">
            <text:p>160,38</text:p>
          </table:table-cell>
          <table:table-cell office:value-type="float" office:value="81.05" calcext:value-type="float">
            <text:p>81,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CG</text:p>
          </table:table-cell>
          <table:table-cell office:value-type="float" office:value="32.76" calcext:value-type="float">
            <text:p>32,76</text:p>
          </table:table-cell>
          <table:table-cell office:value-type="float" office:value="57.39" calcext:value-type="float">
            <text:p>57,39</text:p>
          </table:table-cell>
          <table:table-cell office:value-type="float" office:value="28.99" calcext:value-type="float">
            <text:p>28,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MRES</text:p>
          </table:table-cell>
          <table:table-cell office:value-type="float" office:value="61.3" calcext:value-type="float">
            <text:p>61,3</text:p>
          </table:table-cell>
          <table:table-cell office:value-type="float" office:value="57.32" calcext:value-type="float">
            <text:p>57,32</text:p>
          </table:table-cell>
          <table:table-cell office:value-type="float" office:value="55.18" calcext:value-type="float">
            <text:p>55,1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GS solver</text:p>
          </table:table-cell>
          <table:table-cell table:number-columns-repeated="3"/>
          <table:table-cell office:value-type="string" calcext:value-type="string">
            <text:p>resultat incoherent</text:p>
          </table:table-cell>
        </table:table-row>
        <table:table-row table:style-name="ro1">
          <table:table-cell/>
          <table:table-cell office:value-type="string" calcext:value-type="string">
            <text:p>pcg</text:p>
          </table:table-cell>
          <table:table-cell office:value-type="float" office:value="33.65" calcext:value-type="float">
            <text:p>33,65</text:p>
          </table:table-cell>
          <table:table-cell office:value-type="float" office:value="58.1" calcext:value-type="float">
            <text:p>58,1</text:p>
          </table:table-cell>
          <table:table-cell office:value-type="float" office:value="29.99" calcext:value-type="float">
            <text:p>29,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table:number-columns-repeated="3"/>
          <table:table-cell office:value-type="string" calcext:value-type="string">
            <text:p>stopped manually because too long anyway</text:p>
          </table:table-cell>
        </table:table-row>
        <table:table-row table:style-name="ro1">
          <table:table-cell/>
          <table:table-cell office:value-type="string" calcext:value-type="string">
            <text:p>jor</text:p>
          </table:table-cell>
          <table:table-cell table:number-columns-repeated="3"/>
          <table:table-cell office:value-type="string" calcext:value-type="string">
            <text:p>ne marche pas</text:p>
          </table:table-cell>
        </table:table-row>
        <table:table-row table:style-name="ro1">
          <table:table-cell/>
          <table:table-cell office:value-type="string" calcext:value-type="string">
            <text:p>bicgstab pas installé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g et inline</text:p>
          </table:table-cell>
          <table:table-cell office:value-type="float" office:value="34.08" calcext:value-type="float">
            <text:p>34,08</text:p>
          </table:table-cell>
          <table:table-cell office:value-type="float" office:value="56.21" calcext:value-type="float">
            <text:p>56,21</text:p>
          </table:table-cell>
          <table:table-cell office:value-type="float" office:value="26.88" calcext:value-type="float">
            <text:p>26,8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vec numba</text:p>
          </table:table-cell>
          <table:table-cell office:value-type="float" office:value="28.14" calcext:value-type="float">
            <text:p>28,14</text:p>
          </table:table-cell>
          <table:table-cell office:value-type="float" office:value="47.08" calcext:value-type="float">
            <text:p>47,08</text:p>
          </table:table-cell>
          <table:table-cell office:value-type="float" office:value="19.75" calcext:value-type="float">
            <text:p>19,75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im52</text:p>
          </table:table-cell>
          <table:table-cell office:value-type="float" office:value="7908.62" calcext:value-type="float">
            <text:p>7908,62</text:p>
          </table:table-cell>
          <table:table-cell office:value-type="float" office:value="12753.44" calcext:value-type="float">
            <text:p>12753,44</text:p>
          </table:table-cell>
          <table:table-cell office:value-type="float" office:value="6745.24" calcext:value-type="float">
            <text:p>6745,2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 style:data-style-name="N2" text:time-value="09:22:33.7521035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4T15:06:36.164294330</meta:creation-date>
    <dc:date>2017-07-11T09:22:48.249538589</dc:date>
    <meta:editing-duration>PT2H53M20S</meta:editing-duration>
    <meta:editing-cycles>8</meta:editing-cycles>
    <meta:generator>LibreOffice/5.1.6.2$Linux_X86_64 LibreOffice_project/10m0$Build-2</meta:generator>
    <meta:document-statistic meta:table-count="1" meta:cell-count="62" meta:object-count="0"/>
  </office:meta>
</office:document-meta>
</file>